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ObjectReplacements/Obj106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9.754cm" fo:margin-left="-0.709cm" fo:margin-top="0cm" fo:margin-bottom="0cm" table:align="left" style:writing-mode="lr-tb"/>
    </style:style>
    <style:style style:name="Tableau9.A" style:family="table-column">
      <style:table-column-properties style:column-width="9.5cm"/>
    </style:style>
    <style:style style:name="Tableau9.B" style:family="table-column">
      <style:table-column-properties style:column-width="10.25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9.79cm"/>
    </style:style>
    <style:style style:name="Tableau10.B" style:family="table-column">
      <style:table-column-properties style:column-width="9.96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052567" officeooo:paragraph-rsid="00052567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fo:font-size="12pt" fo:language="en" fo:country="US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en" fo:country="US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1" fo:language="en" fo:country="US" style:font-name-complex="Calibri1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1" fo:font-size="16pt" fo:language="en" fo:country="US" style:font-size-asian="16pt" style:font-name-complex="Arial2" style:font-size-complex="16pt"/>
    </style:style>
    <style:style style:name="P28" style:family="paragraph" style:parent-style-name="Standard">
      <style:paragraph-properties fo:margin-top="0cm" fo:margin-bottom="0cm" loext:contextual-spacing="false"/>
      <style:text-properties style:font-name="Arial1" fo:font-size="16pt" style:font-size-asian="16pt" style:font-name-complex="Arial2" style:font-size-complex="16pt"/>
    </style:style>
    <style:style style:name="P29" style:family="paragraph" style:parent-style-name="Standard">
      <style:paragraph-properties fo:margin-top="0cm" fo:margin-bottom="0cm" loext:contextual-spacing="false"/>
      <style:text-properties fo:text-transform="uppercase" style:font-name="Arial1" fo:font-size="14pt" fo:language="en" fo:country="US" style:font-size-asian="14pt" style:font-name-complex="Arial2" style:font-size-complex="14pt"/>
    </style:style>
    <style:style style:name="P30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34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2" style:font-size-complex="16pt"/>
    </style:style>
    <style:style style:name="P3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2" style:font-size-complex="16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2" style:font-size-complex="16pt"/>
    </style:style>
    <style:style style:name="P37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break-before="pag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39" style:family="paragraph" style:parent-style-name="Standard">
      <style:paragraph-properties fo:margin-top="0cm" fo:margin-bottom="0cm" loext:contextual-spacing="false" fo:break-before="pag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42" style:family="paragraph" style:parent-style-name="Standard">
      <style:paragraph-properties fo:margin-top="0cm" fo:margin-bottom="0cm" loext:contextual-spacing="false"/>
      <style:text-properties style:font-name="Arial1" officeooo:rsid="000ab795" officeooo:paragraph-rsid="000ab795" style:font-name-complex="Calibri1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fo:font-size="12pt" officeooo:rsid="000ab795" officeooo:paragraph-rsid="000ab795" style:font-size-asian="12pt" style:font-name-complex="Calibri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46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47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8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List_20_Paragraph" style:list-style-name="WWNum37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fo:text-transform="uppercase" style:font-name="Arial1" fo:font-size="14pt" style:font-size-asian="14pt" style:font-name-complex="Arial2" style:font-size-complex="14pt"/>
    </style:style>
    <style:style style:name="T9" style:family="text">
      <style:text-properties style:font-name="Courier New" fo:font-size="12pt" style:font-size-asian="12pt" style:font-name-complex="Courier New2" style:font-size-complex="12pt"/>
    </style:style>
    <style:style style:name="T10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T12" style:family="text">
      <style:text-properties officeooo:rsid="0005f37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51cm" draw:visible-area-height="0.79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81cm" svg:height="2.328cm" draw:z-index="10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32">TP2 : exercices sur les boucl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4"/>
          </table:table-cell>
        </table:table-row>
      </table:table>
      <text:p text:style-name="P6"/>
      <text:p text:style-name="P6">A l’aide de la fiche de synthèse établir l’algorithme des différents exercices ci-dessous puis valider votre programme en langage python.</text:p>
      <text:p text:style-name="P8"/>
      <text:p text:style-name="P9">Exercice 1</text:p>
      <text:p text:style-name="P12"/>
      <text:p text:style-name="P3"><text:span text:style-name="T5">Ecrire un programme qui affiche des nombres entiers de 0 à 15.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Algorithme pseudo-code</text:p>
          </table:table-cell>
          <table:table-cell table:style-name="Tableau2.A1" office:value-type="string">
            <text:p text:style-name="P19">Python</text:p>
          </table:table-cell>
        </table:table-row>
        <table:table-row table:style-name="Tableau2.1">
          <table:table-cell table:style-name="Tableau2.A1" office:value-type="string">
            <text:p text:style-name="P15">pour n de 1 à 15 par pas de 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2.A1" office:value-type="string">
            <text:p text:style-name="P20">for n in range(1<text:span text:style-name="T12">5</text:span>):</text:p>
            <text:p text:style-name="P20"><text:s text:c="4"/>print(n)</text:p>
          </table:table-cell>
        </table:table-row>
      </table:table>
      <text:p text:style-name="P29"/>
      <text:p text:style-name="P10"/>
      <text:p text:style-name="P9">Exercice 2</text:p>
      <text:p text:style-name="P12"/>
      <text:p text:style-name="P3"><text:span text:style-name="T5">Ecrire un programme qui affiche des nombres entiers de 15 à 0.</text:span><text:span text:style-name="T8"> </text:span></text:p>
      <text:p text:style-name="P3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Algorithme pseudo-code</text:p>
          </table:table-cell>
          <table:table-cell table:style-name="Tableau3.A1" office:value-type="string">
            <text:p text:style-name="P19">Python</text:p>
          </table:table-cell>
        </table:table-row>
        <table:table-row table:style-name="Tableau3.1">
          <table:table-cell table:style-name="Tableau3.A1" office:value-type="string">
            <text:p text:style-name="P15">pour n de 15 à 0 par pas de -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3.A1" office:value-type="string">
            <text:p text:style-name="P20">for x in range(15,0,-1):</text:p>
            <text:p text:style-name="P20"><text:s text:c="4"/>print(x)</text:p>
          </table:table-cell>
        </table:table-row>
      </table:table>
      <text:p text:style-name="P29"/>
      <text:p text:style-name="P10"/>
      <text:p text:style-name="P9">Exercice 3</text:p>
      <text:p text:style-name="P12"/>
      <text:p text:style-name="P3"><text:span text:style-name="T5">Refaire l’exercice 1 en demandant à l’utilisateur deux valeurs entières debut et fin. Ecrire un programme qui affiche des nombres entiers entre les variables debut et fin (inclus).</text:span><text:span text:style-name="T8"> </text:span></text:p>
      <text:p text:style-name="P14"/>
      <text:p text:style-name="P14">Aide : Interaction avec l'utilisateur : la fonction input(), voir annexe en dernière page.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9">Algorithme pseudo-code</text:p>
          </table:table-cell>
          <table:table-cell table:style-name="Tableau4.A1" office:value-type="string">
            <text:p text:style-name="P19">Python</text:p>
          </table:table-cell>
        </table:table-row>
        <table:table-row table:style-name="Tableau4.1">
          <table:table-cell table:style-name="Tableau4.A1" office:value-type="string">
            <text:p text:style-name="P15">afficher("votre valeur de debut")</text:p>
            <text:p text:style-name="P15">lire debut</text:p>
            <text:p text:style-name="P15">afficher("votre valeur de fin")</text:p>
            <text:p text:style-name="P15">lire debut</text:p>
            <text:p text:style-name="P15">pour n de debut à fin par pas de 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4.A1" office:value-type="string">
            <text:p text:style-name="P21">debut = 0 + int(input("variable debut = "))</text:p>
            <text:p text:style-name="P21">fin = 0 + int(input("variable fin = "))</text:p>
            <text:p text:style-name="P21"/>
            <text:p text:style-name="P21">for n in range(debut, fin, 1):</text:p>
            <text:p text:style-name="P21"><text:s text:c="4"/>print(n)</text:p>
          </table:table-cell>
        </table:table-row>
      </table:table>
      <text:p text:style-name="P31"/>
      <text:p text:style-name="P37"/>
      <text:p text:style-name="P9">Exercice 4</text:p>
      <text:p text:style-name="P9"/>
      <text:p text:style-name="P14">Ecrire un programme qui demande un nombre de départ, et qui ensuite affiche les dix nombres suivants. </text:p>
      <text:p text:style-name="P1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Algorithme pseudo-code</text:p>
          </table:table-cell>
          <table:table-cell table:style-name="Tableau5.A1" office:value-type="string">
            <text:p text:style-name="P19">Python</text:p>
          </table:table-cell>
        </table:table-row>
        <table:table-row table:style-name="Tableau5.1">
          <table:table-cell table:style-name="Tableau5.A1" office:value-type="string">
            <text:p text:style-name="P15">afficher("votre valeur de debut")</text:p>
            <text:p text:style-name="P15">lire debut</text:p>
            <text:p text:style-name="P15">pour n de debut+1 à debut+10 par pas de 1 faire</text:p>
            <text:p text:style-name="P15"><text:s text:c="2"/>afficher(n)</text:p>
            <text:p text:style-name="P15">finpour</text:p>
            <text:p text:style-name="P15"/>
          </table:table-cell>
          <table:table-cell table:style-name="Tableau5.A1" office:value-type="string">
            <text:p text:style-name="P21">debut = 0 + int(input("variable debut = "))</text:p>
            <text:p text:style-name="P21">for n in range(debut + 1, debut + 10, 1):</text:p>
            <text:p text:style-name="P21"><text:s text:c="4"/>print(n)</text:p>
          </table:table-cell>
        </table:table-row>
      </table:table>
      <text:p text:style-name="P14"/>
      <text:p text:style-name="P14"/>
      <text:p text:style-name="P9">Exercice 5</text:p>
      <text:p text:style-name="P9"/>
      <text:p text:style-name="P14">Ecrire un programme qui demande un nombre de départ (opérande), et qui ensuite écrit la table de multiplication de ce nombre.</text:p>
      <text:p text:style-name="P14"/>
      <text:p text:style-name="P14">Exemple pour la table de 4 :</text:p>
      <text:p text:style-name="P14"/>
      <text:p text:style-name="P14">4 * 1 = 4</text:p>
      <text:p text:style-name="P14">4 * 2 = 8</text:p>
      <text:p text:style-name="P14">4 * 3 = 12</text:p>
      <text:p text:style-name="P14">4 * 4 = 16</text:p>
      <text:p text:style-name="P14">4 * 5 = 20</text:p>
      <text:p text:style-name="P14">4 * 6 = 24</text:p>
      <text:p text:style-name="P14">4 * 7 = 28</text:p>
      <text:p text:style-name="P14">4 * 8 = 32</text:p>
      <text:p text:style-name="P14">4 * 9 = 36</text:p>
      <text:p text:style-name="P14">4 * 10 = 40</text:p>
      <text:p text:style-name="P14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9">Algorithme pseudo-code</text:p>
          </table:table-cell>
          <table:table-cell table:style-name="Tableau6.A1" office:value-type="string">
            <text:p text:style-name="P19">Python</text:p>
          </table:table-cell>
        </table:table-row>
        <table:table-row table:style-name="Tableau6.1">
          <table:table-cell table:style-name="Tableau6.A1" office:value-type="string">
            <text:p text:style-name="P15">afficher("votre table de multiplication")</text:p>
            <text:p text:style-name="P15">lire operande</text:p>
            <text:p text:style-name="P15">#a compléter</text:p>
            <text:p text:style-name="P15"/>
            <text:p text:style-name="P15"/>
            <text:p text:style-name="P15">finpour</text:p>
            <text:p text:style-name="P15"/>
          </table:table-cell>
          <table:table-cell table:style-name="Tableau6.A1" office:value-type="string">
            <text:p text:style-name="P20">a = int(input("table de multiplication de" ))</text:p>
            <text:p text:style-name="P20"/>
            <text:p text:style-name="P20">for x in range(11):</text:p>
            <text:p text:style-name="P20"><text:s text:c="4"/>print(a,"*",x,"=",a*x)</text:p>
          </table:table-cell>
        </table:table-row>
      </table:table>
      <text:p text:style-name="P17"/>
      <text:p text:style-name="P17"/>
      <text:p text:style-name="P18"/>
      <text:p text:style-name="P38"/>
      <text:p text:style-name="P11"/>
      <text:p text:style-name="P9">Exercice 6</text:p>
      <text:p text:style-name="P14"/>
      <text:p text:style-name="P14">Ecrire un programme qui demande successivement 5 nombres positifs à l’utilisateur, et qui lui dise ensuite quel était le plus grand (max) parmi ces 5 nombres :</text:p>
      <text:p text:style-name="P1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9">Algorithme pseudo-code</text:p>
          </table:table-cell>
          <table:table-cell table:style-name="Tableau7.A1" office:value-type="string">
            <text:p text:style-name="P19">Python</text:p>
          </table:table-cell>
        </table:table-row>
        <table:table-row table:style-name="Tableau7.1">
          <table:table-cell table:style-name="Tableau7.A1" office:value-type="string">
            <text:p text:style-name="P15">pour n de 1 à 5 par pas de 1 faire</text:p>
            <text:p text:style-name="P15"><text:tab/>afficher("votre table de multiplication")</text:p>
            <text:p text:style-name="P15"><text:tab/>lire operande</text:p>
            <text:p text:style-name="P15"><text:tab/>#a compléter</text:p>
            <text:p text:style-name="P15"><text:tab/></text:p>
            <text:p text:style-name="P15">finpour</text:p>
            <text:p text:style-name="P15">afficher("le nombre le plus grand est",max)</text:p>
          </table:table-cell>
          <table:table-cell table:style-name="Tableau7.A1" office:value-type="string">
            <text:p text:style-name="P21">valeur = []</text:p>
            <text:p text:style-name="P21">a = 0</text:p>
            <text:p text:style-name="P21">for i in range(5):</text:p>
            <text:p text:style-name="P21"><text:s text:c="4"/>a = int(input("choose a positive value, a = "))</text:p>
            <text:p text:style-name="P21"><text:s text:c="4"/>valeur.append(a)</text:p>
            <text:p text:style-name="P21"/>
            <text:p text:style-name="P21">print(valeur)</text:p>
            <text:p text:style-name="P21">print('le plus grand nombre de la variable valeur est', max(valeur))</text:p>
          </table:table-cell>
        </table:table-row>
      </table:table>
      <text:p text:style-name="P14"/>
      <text:p text:style-name="P14"/>
      <text:p text:style-name="P9">Exercice 7</text:p>
      <text:p text:style-name="P14"/>
      <text:p text:style-name="P14">Réécrire l’algorithme précédent, mais cette fois-ci on ne connaît pas d’avance combien l’utilisateur souhaite saisir de nombres. La saisie des nombres s’arrête lorsque l’utilisateur entre un chiffre négatif.</text:p>
      <text:p text:style-name="P14"/>
      <text:p text:style-name="P1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Algorithme pseudo-code</text:p>
          </table:table-cell>
          <table:table-cell table:style-name="Tableau8.A1" office:value-type="string">
            <text:p text:style-name="P19">Python</text:p>
          </table:table-cell>
        </table:table-row>
        <table:table-row table:style-name="Tableau8.1">
          <table:table-cell table:style-name="Tableau8.A1" office:value-type="string">
            <text:p text:style-name="P15">valeur←0</text:p>
            <text:p text:style-name="P15">max←0</text:p>
            <text:p text:style-name="P15">Tant que valeur&gt;=0</text:p>
            <text:p text:style-name="P15"># a compléter</text:p>
            <text:p text:style-name="P15"/>
            <text:p text:style-name="P15"/>
            <text:p text:style-name="P15">fin tant que</text:p>
            <text:p text:style-name="P15">afficher("le nombre le plus grand est",max)</text:p>
          </table:table-cell>
          <table:table-cell table:style-name="Tableau8.A1" office:value-type="string">
            <text:p text:style-name="P3">valeur = []</text:p>
            <text:p text:style-name="P3">a = 0</text:p>
            <text:p text:style-name="P3">while a &gt;= 0:</text:p>
            <text:p text:style-name="P3"><text:s text:c="4"/>a = int(input("choose a positive value, a = "))</text:p>
            <text:p text:style-name="P3"><text:s text:c="4"/>valeur.append(a)</text:p>
            <text:p text:style-name="P3"/>
            <text:p text:style-name="P3">print(valeur)</text:p>
            <text:p text:style-name="P3">print('le plus grand nombre de la variable valeur est', max(valeur))</text:p>
          </table:table-cell>
        </table:table-row>
      </table:table>
      <text:p text:style-name="P14"/>
      <text:p text:style-name="P15"/>
      <text:p text:style-name="P39">Exercice 8</text:p>
      <text:p text:style-name="P14"/>
      <text:p text:style-name="P14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p>
      <text:p text:style-name="P1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>Algorithme pseudo-code</text:p>
          </table:table-cell>
          <table:table-cell table:style-name="Tableau9.A1" office:value-type="string">
            <text:p text:style-name="P19">Python</text:p>
          </table:table-cell>
        </table:table-row>
        <table:table-row table:style-name="Tableau9.1">
          <table:table-cell table:style-name="Tableau9.A1" office:value-type="string">
            <text:p text:style-name="P15">valeur←0</text:p>
            <text:p text:style-name="P15">somme←0</text:p>
            <text:p text:style-name="P15">tant que valeur&gt;=0</text:p>
            <text:p text:style-name="P15"><text:tab/></text:p>
            <text:p text:style-name="P16"/>
            <text:p text:style-name="P15"/>
            <text:p text:style-name="P15"/>
            <text:p text:style-name="P15">fin tant que</text:p>
            <text:p text:style-name="P15">afficher("la somme des nombres est",somme)</text:p>
          </table:table-cell>
          <table:table-cell table:style-name="Tableau9.A1" office:value-type="string">
            <text:p text:style-name="P21">valeur = []</text:p>
            <text:p text:style-name="P21">a = 0</text:p>
            <text:p text:style-name="P21">while a &gt;= 0:</text:p>
            <text:p text:style-name="P21"><text:s text:c="4"/>a = int(input("choose a positive value, a = "))</text:p>
            <text:p text:style-name="P21"><text:s text:c="4"/>valeur.append(a)</text:p>
            <text:p text:style-name="P21"/>
            <text:p text:style-name="P21">last_value = valeur.pop()</text:p>
            <text:p text:style-name="P21">print(valeur)</text:p>
            <text:p text:style-name="P21">somme = sum(valeur)</text:p>
            <text:p text:style-name="P21">print('la somme de toutes les valeurs entrées est ', somme)</text:p>
          </table:table-cell>
        </table:table-row>
      </table:table>
      <text:p text:style-name="P14"/>
      <text:p text:style-name="P9">Exercice 9</text:p>
      <text:p text:style-name="P14"/>
      <text:p text:style-name="P14">Programmation d’un menu. Traduire le pseudo code en python.</text:p>
      <text:p text:style-name="P14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9">Algorithme pseudo-code</text:p>
          </table:table-cell>
          <table:table-cell table:style-name="Tableau10.A1" office:value-type="string">
            <text:p text:style-name="P19">Python</text:p>
          </table:table-cell>
        </table:table-row>
        <table:table-row table:style-name="Tableau10.1">
          <table:table-cell table:style-name="Tableau10.A1" office:value-type="string">
            <text:p text:style-name="P13">menu←’0’</text:p>
            <text:p text:style-name="P13">Tant que menu≠’q’</text:p>
            <text:p text:style-name="P13"><text:s text:c="4"/>afficher("1 : charger le fichier")</text:p>
            <text:p text:style-name="P13"><text:s text:c="4"/>afficher ("2 : sauvegarder le fichier")</text:p>
            <text:p text:style-name="P13"><text:s text:c="4"/>afficher ("3 : afficher les données")</text:p>
            <text:p text:style-name="P13"><text:s text:c="4"/>afficher ("4 : modifier les données")</text:p>
            <text:p text:style-name="P13"><text:s text:c="4"/>afficher ("q : quitter")</text:p>
            <text:p text:style-name="P13"><text:s text:c="4"/>afficher("votre choix ?")</text:p>
            <text:p text:style-name="P13"><text:s text:c="4"/>lire menu</text:p>
            <text:p text:style-name="P13"><text:s text:c="4"/>si menu=’1’ alors</text:p>
            <text:p text:style-name="P13"><text:tab/>afficher("Chargement")</text:p>
            <text:p text:style-name="P13"><text:s text:c="4"/>sinon si menu=’2’ alors</text:p>
            <text:p text:style-name="P13"><text:tab/>afficher("Sauvegarde")</text:p>
            <text:p text:style-name="P13"><text:tab/> <text:s text:c="3"/>sinon si menu=’3’ alors</text:p>
            <text:p text:style-name="P13"><text:tab/><text:tab/> <text:s text:c="4"/>afficher("Affichage")</text:p>
            <text:p text:style-name="P13"><text:tab/><text:tab/> <text:s text:c="2"/>sinon si menu=’4’ alors</text:p>
            <text:p text:style-name="P13"><text:tab/><text:tab/><text:tab/>afficher("modification")</text:p>
            <text:p text:style-name="P13"><text:tab/><text:tab/><text:tab/> <text:s text:c="2"/>sinon si menu=’q’ alors</text:p>
            <text:p text:style-name="P13"><text:tab/><text:tab/><text:tab/><text:tab/> <text:s/>afficher("Au revoir")</text:p>
            <text:p text:style-name="P13"><text:tab/><text:tab/><text:tab/><text:tab/>sinon</text:p>
            <text:p text:style-name="P13"><text:tab/><text:tab/><text:tab/><text:tab/> <text:s/>afficher("erreur")</text:p>
            <text:p text:style-name="P13"><text:tab/><text:tab/><text:tab/><text:tab/>fin si</text:p>
            <text:p text:style-name="P13"><text:tab/><text:tab/><text:tab/>fin si</text:p>
            <text:p text:style-name="P13"><text:tab/><text:tab/>fin si</text:p>
            <text:p text:style-name="P13"><text:tab/>fin si</text:p>
            <text:p text:style-name="P13"><text:s text:c="4"/>finsi</text:p>
            <text:p text:style-name="P13">fin tant que</text:p>
          </table:table-cell>
          <table:table-cell table:style-name="Tableau10.A1" office:value-type="string">
            <text:p text:style-name="P42">menu = 0</text:p>
            <text:p text:style-name="P42">while menu != 'q':</text:p>
            <text:p text:style-name="P42"><text:s text:c="4"/>print("1 : charger le fichier")</text:p>
            <text:p text:style-name="P42"><text:s text:c="4"/>print ("2 : sauvegarder le fichier")</text:p>
            <text:p text:style-name="P42"><text:s text:c="4"/>print ("3 : afficher les données")</text:p>
            <text:p text:style-name="P42"><text:s text:c="4"/>print ("4 : modifier les données")</text:p>
            <text:p text:style-name="P42"><text:s text:c="4"/>print ("q : quitter")</text:p>
            <text:p text:style-name="P42"><text:s text:c="4"/>menu = input("Votre Choix?")</text:p>
            <text:p text:style-name="P42"><text:s text:c="4"/>if menu == "1":</text:p>
            <text:p text:style-name="P42"><text:s text:c="8"/>print("Chargement")</text:p>
            <text:p text:style-name="P42"><text:s text:c="4"/>elif menu == "2":</text:p>
            <text:p text:style-name="P42"><text:s text:c="8"/>print("Sauvegarde")</text:p>
            <text:p text:style-name="P42"><text:s text:c="4"/>elif menu == "3":</text:p>
            <text:p text:style-name="P42"><text:s text:c="8"/>print("Affichage")</text:p>
            <text:p text:style-name="P42"><text:s text:c="4"/>elif menu == "4":</text:p>
            <text:p text:style-name="P42"><text:s text:c="8"/>print("modification")</text:p>
            <text:p text:style-name="P42"><text:s text:c="4"/>elif menu == 'q':</text:p>
            <text:p text:style-name="P42"><text:s text:c="8"/>print("Au revoir")</text:p>
            <text:p text:style-name="P42"><text:s text:c="4"/>else:</text:p>
            <text:p text:style-name="P42"><text:s text:c="8"/>print("erreur")</text:p>
          </table:table-cell>
        </table:table-row>
      </table:table>
      <text:p text:style-name="P15"/>
      <text:p text:style-name="P39">Exercice 10</text:p>
      <text:p text:style-name="P14"/>
      <text:p text:style-name="P14">Programmation du jeu « deviner un nombre ».</text:p>
      <text:p text:style-name="P14"/>
      <text:p text:style-name="P14">L’ordinateur choisit un nombre entier entre 1 et 20. Le programme demande à l’utilisateur un chiffre.</text:p>
      <text:p text:style-name="P14">Si celui-ci est supérieur au nombre à deviner, on affiche ("chiffre trop grand") ;</text:p>
      <text:p text:style-name="P14">Si celui-ci est inférieur au nombre à deviner, on affiche ("chiffre trop petit") ;</text:p>
      <text:p text:style-name="P14">Dans les deux cas on redemande un autre chiffre jusqu’à ce que l’utilisateur ait trouvé le nombre à deviner.</text:p>
      <text:p text:style-name="P15"/>
      <text:p text:style-name="P14">Aide : Générer un nombre aléatoire, voir annexe en dernière page.</text:p>
      <text:p text:style-name="P15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9">Algorithme pseudo-code</text:p>
          </table:table-cell>
          <table:table-cell table:style-name="Tableau11.A1" office:value-type="string">
            <text:p text:style-name="P19">Python</text:p>
          </table:table-cell>
        </table:table-row>
        <table:table-row table:style-name="Tableau11.1">
          <table:table-cell table:style-name="Tableau11.A1" office:value-type="string">
            <text:p text:style-name="P15">nombre←tirage aléatoire entre (1 et 20)</text:p>
            <text:p text:style-name="P15">valeur←0</text:p>
            <text:p text:style-name="P15">tant que valeur ≠ nombre</text:p>
            <text:p text:style-name="P15"><text:tab/>afficher("votre chiffre")</text:p>
            <text:p text:style-name="P15"><text:tab/>Lire valeur</text:p>
            <text:p text:style-name="P15"><text:tab/>si valeur&gt;nombre alors</text:p>
            <text:p text:style-name="P15"><text:tab/><text:tab/>print("chiffre trop grand")</text:p>
            <text:p text:style-name="P15"><text:tab/>sinon si valeur&lt;nombre alors</text:p>
            <text:p text:style-name="P15"><text:tab/><text:tab/>print("chiffre trop petit")</text:p>
            <text:p text:style-name="P15"><text:tab/><text:tab/>sinon</text:p>
            <text:p text:style-name="P15"><text:tab/><text:tab/><text:tab/>print("exact")</text:p>
            <text:p text:style-name="P15"><text:tab/><text:tab/>fin si</text:p>
            <text:p text:style-name="P15"><text:tab/>fin si</text:p>
            <text:p text:style-name="P15">fin tant que</text:p>
          </table:table-cell>
          <table:table-cell table:style-name="Tableau11.A1" office:value-type="string">
            <text:p text:style-name="P44">from random import *</text:p>
            <text:p text:style-name="P44">nombre = randint(1,20)</text:p>
            <text:p text:style-name="P44">valeur = 0</text:p>
            <text:p text:style-name="P44">while valeur != nombre:</text:p>
            <text:p text:style-name="P44"><text:s text:c="4"/>valeur = int(input("Votre Chiffre? "))</text:p>
            <text:p text:style-name="P44"><text:s text:c="4"/>if valeur &gt; nombre:</text:p>
            <text:p text:style-name="P44"><text:s text:c="8"/>print("chiffre trop grand")</text:p>
            <text:p text:style-name="P44"><text:s text:c="4"/>elif valeur &lt; nombre:</text:p>
            <text:p text:style-name="P44"><text:s text:c="8"/>print("chiffre trop petit")</text:p>
            <text:p text:style-name="P44"><text:s text:c="4"/>else:</text:p>
            <text:p text:style-name="P44"><text:s text:c="8"/>print("exact")</text:p>
          </table:table-cell>
        </table:table-row>
      </table:table>
      <text:p text:style-name="P14"/>
      <text:p text:style-name="P9">Exercice 11</text:p>
      <text:p text:style-name="P14"/>
      <text:p text:style-name="P14">Amélioration du jeu « deviner un nombre ». Reprendre le jeu et ajouter un compteur de coups. </text:p>
      <text:p text:style-name="P14"/>
      <text:p text:style-name="P14">Exemple d’affichage :<text:tab/>« Exact, vous avez trouvé en 5 coups »</text:p>
      <text:p text:style-name="P14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9">Algorithme pseudo-code</text:p>
          </table:table-cell>
          <table:table-cell table:style-name="Tableau12.A1" office:value-type="string">
            <text:p text:style-name="P19">Python</text:p>
          </table:table-cell>
        </table:table-row>
        <table:table-row table:style-name="Tableau12.1">
          <table:table-cell table:style-name="Tableau12.A1" office:value-type="string">
            <text:p text:style-name="P22">nombre←tirage aléatoire entre (1 et 20)</text:p>
            <text:p text:style-name="P22">valeur←0</text:p>
            <text:p text:style-name="P22">coups←0</text:p>
            <text:p text:style-name="P22">tant que valeur ≠ nombre</text:p>
            <text:p text:style-name="P22"><text:tab/>afficher("votre chiffre")</text:p>
            <text:p text:style-name="P22"><text:tab/>Lire valeur</text:p>
            <text:p text:style-name="P22"><text:tab/></text:p>
            <text:p text:style-name="P22"/>
            <text:p text:style-name="P22"/>
            <text:p text:style-name="P22"/>
            <text:p text:style-name="P22"/>
            <text:p text:style-name="P22">fin tant que</text:p>
          </table:table-cell>
          <table:table-cell table:style-name="Tableau12.A1" office:value-type="string">
            <text:p text:style-name="P23">from random import *</text:p>
            <text:p text:style-name="P23">nombre = randint(1,20)</text:p>
            <text:p text:style-name="P23">valeur = 0</text:p>
            <text:p text:style-name="P23">coup = 0</text:p>
            <text:p text:style-name="P23">while valeur != nombre:</text:p>
            <text:p text:style-name="P23"><text:s text:c="4"/>valeur = int(input("Votre Chiffre? "))</text:p>
            <text:p text:style-name="P23"><text:s text:c="4"/>if valeur &gt; nombre:</text:p>
            <text:p text:style-name="P23"><text:s text:c="8"/>print("chiffre trop grand")</text:p>
            <text:p text:style-name="P23"><text:s text:c="8"/>coup += 1</text:p>
            <text:p text:style-name="P23"><text:s text:c="4"/>elif valeur &lt; nombre:</text:p>
            <text:p text:style-name="P23"><text:s text:c="8"/>print("chiffre trop petit")</text:p>
            <text:p text:style-name="P23"><text:s text:c="8"/>coup += 1</text:p>
            <text:p text:style-name="P23"><text:s text:c="4"/>else:</text:p>
            <text:p text:style-name="P23"><text:s text:c="8"/>print("exact, vous l'avez trouvé en",coup,"coup!")</text:p>
          </table:table-cell>
        </table:table-row>
      </table:table>
      <text:p text:style-name="P9"/>
      <text:p text:style-name="P39">Exercice 12</text:p>
      <text:p text:style-name="P14"/>
      <text:p text:style-name="P14">Amélioration du jeu « deviner un nombre ».</text:p>
      <text:p text:style-name="P14"/>
      <text:p text:style-name="P14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4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19">Aide</text:p>
          </table:table-cell>
          <table:table-cell table:style-name="Tableau15.A1" office:value-type="string">
            <text:p text:style-name="P19">Python</text:p>
          </table:table-cell>
        </table:table-row>
        <table:table-row table:style-name="Tableau15.1">
          <table:table-cell table:style-name="Tableau15.A1" office:value-type="string">
            <text:p text:style-name="P22"/>
            <text:p text:style-name="P24">Etude de la boucle tant que suivante :</text:p>
            <text:p text:style-name="P24"/>
            <text:p text:style-name="P25">while rep!='O' and rep!='N':</text:p>
            <text:p text:style-name="P25"><text:tab/>instructions</text:p>
            <text:p text:style-name="P25"/>
            <text:list xml:id="list2890287958" text:style-name="WWNum35">
              <text:list-item>
                <text:p text:style-name="P48">rep=’Z’</text:p>
              </text:list-item>
            </text:list>
            <text:p text:style-name="P25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5">rep!='O'</text:p>
                </table:table-cell>
                <table:table-cell table:style-name="Tableau13.A1" office:value-type="string">
                  <text:p text:style-name="P25">rep!='N'</text:p>
                </table:table-cell>
                <table:table-cell table:style-name="Tableau13.A1" office:value-type="string">
                  <text:p text:style-name="P25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4">true</text:p>
                </table:table-cell>
                <table:table-cell table:style-name="Tableau13.A1" office:value-type="string">
                  <text:p text:style-name="P24">true</text:p>
                </table:table-cell>
                <table:table-cell table:style-name="Tableau13.A1" office:value-type="string">
                  <text:p text:style-name="P24">true</text:p>
                </table:table-cell>
              </table:table-row>
            </table:table>
            <text:p text:style-name="P24"/>
            <text:p text:style-name="P24">On reste dans la boucle</text:p>
            <text:p text:style-name="P24"/>
            <text:list xml:id="list2469053689" text:style-name="WWNum36">
              <text:list-item>
                <text:p text:style-name="P49">rep=’O’</text:p>
              </text:list-item>
            </text:list>
            <text:p text:style-name="P25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5">rep!='O'</text:p>
                </table:table-cell>
                <table:table-cell table:style-name="Tableau14.A1" office:value-type="string">
                  <text:p text:style-name="P25">rep!='N'</text:p>
                </table:table-cell>
                <table:table-cell table:style-name="Tableau14.A1" office:value-type="string">
                  <text:p text:style-name="P25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4">false</text:p>
                </table:table-cell>
                <table:table-cell table:style-name="Tableau14.A1" office:value-type="string">
                  <text:p text:style-name="P24">true</text:p>
                </table:table-cell>
                <table:table-cell table:style-name="Tableau14.A1" office:value-type="string">
                  <text:p text:style-name="P24">false</text:p>
                </table:table-cell>
              </table:table-row>
            </table:table>
            <text:p text:style-name="P24"/>
            <text:p text:style-name="P24">On sort de la boucle</text:p>
            <text:p text:style-name="P22"/>
          </table:table-cell>
          <table:table-cell table:style-name="Tableau15.A1" office:value-type="string">
            <text:p text:style-name="P23">from random import *</text:p>
            <text:p text:style-name="P23">rep="0"</text:p>
            <text:p text:style-name="P23">while rep!="N":</text:p>
            <text:p text:style-name="P23"><text:s text:c="4"/>nombre = randint(1,5)</text:p>
            <text:p text:style-name="P23"><text:s text:c="4"/>valeur = 0</text:p>
            <text:p text:style-name="P23"><text:s text:c="4"/>coup = 0</text:p>
            <text:p text:style-name="P23"><text:s text:c="4"/>rep = str()</text:p>
            <text:p text:style-name="P23"><text:s text:c="4"/>while valeur != nombre:</text:p>
            <text:p text:style-name="P23"><text:s text:c="8"/>valeur = int(input("Votre Chiffre? "))</text:p>
            <text:p text:style-name="P23"><text:s text:c="8"/>if valeur &gt; nombre:</text:p>
            <text:p text:style-name="P23"><text:s text:c="12"/>print("chiffre trop grand")</text:p>
            <text:p text:style-name="P23"><text:s text:c="12"/>coup += 1</text:p>
            <text:p text:style-name="P23"><text:s text:c="8"/>elif valeur &lt; nombre:</text:p>
            <text:p text:style-name="P23"><text:s text:c="12"/>print("chiffre trop petit")</text:p>
            <text:p text:style-name="P23"><text:s text:c="12"/>coup += 1</text:p>
            <text:p text:style-name="P23"><text:s text:c="8"/>else:</text:p>
            <text:p text:style-name="P23"><text:s text:c="12"/>print("exact, vous l'avez trouvé en",coup,"coup!")</text:p>
            <text:p text:style-name="P23"><text:s text:c="12"/>while rep!="Y" and rep!="N":</text:p>
            <text:p text:style-name="P23"><text:s text:c="16"/>rep = input("Voulez vous rejouer? Y/N : ")</text:p>
            <text:p text:style-name="P23"><text:s text:c="16"/>if rep == "N":</text:p>
            <text:p text:style-name="P23"><text:s text:c="20"/>print("au revoir")</text:p>
          </table:table-cell>
        </table:table-row>
      </table:table>
      <text:p text:style-name="P15"/>
      <text:p text:style-name="P9">Exercice 13</text:p>
      <text:p text:style-name="P15"/>
      <text:p text:style-name="P15">Rappel du programme de seconde :</text:p>
      <text:p text:style-name="P15"/>
      <text:p text:style-name="P15">Dans un repère orthonormé on considère les points A ( xA ; yA ) et B ( xB ; yB ). La distance entre les points A et B est : </text:p>
      <text:p text:style-name="P5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5">Le programme demande à l’utilisateur 4 valeurs décimales xA, yA, xB, yB, puis calcul la distance entre les points A et B. </text:p>
      <text:p text:style-name="P15"/>
      <text:p text:style-name="P14">Aide : utiliser une racine carrée : la fonction sqrt(), voir annexe en dernière page.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19">Algorithme pseudo-code<text:bookmark text:name="_GoBack"/></text:p>
          </table:table-cell>
          <table:table-cell table:style-name="Tableau16.A1" office:value-type="string">
            <text:p text:style-name="P19">Python</text:p>
          </table:table-cell>
        </table:table-row>
        <table:table-row table:style-name="Tableau16.1">
          <table:table-cell table:style-name="Tableau16.A1" office:value-type="string">
            <text:p text:style-name="P22">afficher("xA ?")</text:p>
            <text:p text:style-name="P22">lire A</text:p>
            <text:p text:style-name="P22">afficher("yA ?")</text:p>
            <text:p text:style-name="P22">lire yA</text:p>
            <text:p text:style-name="P22">afficher("xB ?")</text:p>
            <text:p text:style-name="P22">lire xB</text:p>
            <text:p text:style-name="P22">afficher("yB ?")</text:p>
            <text:p text:style-name="P22">lire yB</text:p>
            <text:p text:style-name="P4"><draw:frame draw:style-name="fr3" draw:name="2" text:anchor-type="as-char" svg:y="0cm" svg:width="8.149cm" svg:height="0.794cm" draw:z-index="8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22"><text:soft-page-break/>afficher(AB)</text:p>
          </table:table-cell>
          <table:table-cell table:style-name="Tableau16.A1" office:value-type="string">
            <text:p text:style-name="P7"/>
          </table:table-cell>
        </table:table-row>
      </table:table>
      <text:p text:style-name="P15"/>
      <text:p text:style-name="P15"/>
      <text:p text:style-name="P26">Annexe</text:p>
      <text:p text:style-name="P26"/>
      <text:p text:style-name="P26">Interaction avec l'utilisateur : la fonction input()<text:bookmark text:name="_Hlk19379167"/></text:p>
      <text:p text:style-name="P14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19">Instructions :</text:p>
          </table:table-cell>
          <table:table-cell table:style-name="Tableau17.A1" office:value-type="string">
            <text:p text:style-name="P19">Résultat :</text:p>
          </table:table-cell>
        </table:table-row>
        <table:table-row table:style-name="Tableau17.1">
          <table:table-cell table:style-name="Tableau17.A1" office:value-type="string">
            <text:p text:style-name="P33">chaine=input("saisir une chaine de caractère")</text:p>
            <text:p text:style-name="P33">print(type(chaine))</text:p>
          </table:table-cell>
          <table:table-cell table:style-name="Tableau17.A1" office:value-type="string">
            <text:p text:style-name="P33">&lt;class 'str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int</text:span><text:span text:style-name="T9">(input("saisir un nombre entier"))</text:span></text:p>
            <text:p text:style-name="P33">print(type(nombre))</text:p>
          </table:table-cell>
          <table:table-cell table:style-name="Tableau17.A1" office:value-type="string">
            <text:p text:style-name="P33">&lt;class 'int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float</text:span><text:span text:style-name="T9">(input("saisir un nombre décimal"))</text:span></text:p>
            <text:p text:style-name="P33">print(type(nombre))</text:p>
          </table:table-cell>
          <table:table-cell table:style-name="Tableau17.A1" office:value-type="string">
            <text:p text:style-name="P33">&lt;class 'float'&gt;</text:p>
          </table:table-cell>
        </table:table-row>
      </table:table>
      <text:p text:style-name="P14"/>
      <text:p text:style-name="P14">Notez la différence de type de variable :</text:p>
      <text:p text:style-name="P14"/>
      <text:list xml:id="list3804281254" text:style-name="WWNum37">
        <text:list-item>
          <text:p text:style-name="P50">str : Chaine de caractère,</text:p>
        </text:list-item>
        <text:list-item>
          <text:p text:style-name="P50">int : entier,</text:p>
        </text:list-item>
        <text:list-item>
          <text:p text:style-name="P50">float : nombre décimal.</text:p>
        </text:list-item>
      </text:list>
      <text:p text:style-name="P26">Générer un nombre aléatoire</text:p>
      <text:p text:style-name="P14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19">Instructions :</text:p>
          </table:table-cell>
          <table:table-cell table:style-name="Tableau18.A1" office:value-type="string">
            <text:p text:style-name="P19">Résultat :</text:p>
          </table:table-cell>
        </table:table-row>
        <table:table-row table:style-name="Tableau18.1">
          <table:table-cell table:style-name="Tableau18.A1" office:value-type="string">
            <text:p text:style-name="P34">from random import *</text:p>
            <text:p text:style-name="P34">nombre = randint(1,20)</text:p>
          </table:table-cell>
          <table:table-cell table:style-name="Tableau18.A1" office:value-type="string">
            <text:p text:style-name="P3"><text:span text:style-name="T6">Génère un nombre </text:span><text:span text:style-name="T7">entier</text:span><text:span text:style-name="T6"> aléatoire entre 0 et 20.</text:span></text:p>
            <text:p text:style-name="P28">Exemple : 15</text:p>
          </table:table-cell>
        </table:table-row>
        <table:table-row table:style-name="Tableau18.1">
          <table:table-cell table:style-name="Tableau18.A1" office:value-type="string">
            <text:p text:style-name="P35">x = uniform(12, 18)<text:line-break/>print(x)<text:line-break/></text:p>
          </table:table-cell>
          <table:table-cell table:style-name="Tableau18.A1" office:value-type="string">
            <text:p text:style-name="P3"><text:span text:style-name="T6">Génère un nombre </text:span><text:span text:style-name="T7">décimal </text:span><text:span text:style-name="T6">aléatoire entre 12 et 18.</text:span></text:p>
            <text:p text:style-name="P3"><text:span text:style-name="T6">Exemple : </text:span><text:span text:style-name="T11">14.271572580135519</text:span></text:p>
          </table:table-cell>
        </table:table-row>
      </table:table>
      <text:p text:style-name="P14"/>
      <text:p text:style-name="P26">Utiliser une racine carrée</text:p>
      <text:p text:style-name="P14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9">Instructions :</text:p>
          </table:table-cell>
          <table:table-cell table:style-name="Tableau19.A1" office:value-type="string">
            <text:p text:style-name="P19">Résultat :</text:p>
          </table:table-cell>
        </table:table-row>
        <table:table-row table:style-name="Tableau19.1">
          <table:table-cell table:style-name="Tableau19.A1" office:value-type="string">
            <text:p text:style-name="P36">from math import sqrt</text:p>
            <text:p text:style-name="P36">a=2</text:p>
            <text:p text:style-name="P36">b=sqrt(a)</text:p>
            <text:p text:style-name="P36">print(b)</text:p>
          </table:table-cell>
          <table:table-cell table:style-name="Tableau19.A1" office:value-type="string">
            <text:p text:style-name="P27"/>
            <text:p text:style-name="P28">1.4142135623730951</text:p>
          </table:table-cell>
        </table:table-row>
      </table:table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tp2_boucles.odt</text:file-name><text:span text:style-name="MT3"><text:s/></text:span><text:span text:style-name="MT3"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</meta:editing-cycles>
    <meta:print-date>2019-09-16T13:16:00</meta:print-date>
    <meta:creation-date>2019-09-16T14:40:00</meta:creation-date>
    <dc:date>2022-09-27T09:44:07.002000000</dc:date>
    <meta:editing-duration>PT17M41S</meta:editing-duration>
    <meta:generator>LibreOffice/6.2.4.2$Windows_X86_64 LibreOffice_project/2412653d852ce75f65fbfa83fb7e7b669a126d64</meta:generator>
    <meta:document-statistic meta:table-count="19" meta:image-count="3" meta:object-count="2" meta:page-count="7" meta:paragraph-count="338" meta:word-count="1428" meta:character-count="9000" meta:non-whitespace-character-count="735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